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28in"/>
    </style:style>
    <style:style style:name="co3" style:family="table-column">
      <style:table-column-properties fo:break-before="auto" style:column-width="0.774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2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nrT</text:p>
          </table:table-cell>
          <table:table-cell office:value-type="string">
            <text:p>ann</text:p>
          </table:table-cell>
          <table:table-cell office:value-type="string">
            <text:p>nb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2">
          <table:table-cell office:value-type="string">
            <text:p>a</text:p>
          </table:table-cell>
          <table:table-cell office:value-type="float" office:value="0.55">
            <text:p>5.50E-001</text:p>
          </table:table-cell>
          <table:table-cell table:formula="of:=[.B4]*[.B5]*[.B6]" office:value-type="float" office:value="124624.5">
            <text:p>1.25E+005</text:p>
          </table:table-cell>
          <table:table-cell table:formula="of:=[.B2]*[.B4]*[.B4]" office:value-type="float" office:value="1663.75">
            <text:p>1.66E+003</text:p>
          </table:table-cell>
          <table:table-cell table:formula="of:=[.B4]*[.B3]" office:value-type="float" office:value="0.001672">
            <text:p>1.67E-003</text:p>
          </table:table-cell>
          <table:table-cell office:value-type="float" office:value="0.001674">
            <text:p>1.67E-003</text:p>
          </table:table-cell>
          <table:table-cell table:formula="of:=[.C2]/([.F2]-[.E2])-[.D2]/([.F2]*[.F2])" office:value-type="float" office:value="61718536175.9565">
            <text:p>61718536176.0</text:p>
          </table:table-cell>
          <table:table-cell table:formula="of:=[.G2]/5000000" office:value-type="float" office:value="12343.7072351913">
            <text:p>12343.71</text:p>
          </table:table-cell>
          <table:table-cell table:formula="of:=15-[.H2]" office:value-type="float" office:value="-12328.7072351913">
            <text:p>-12328.71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office:value-type="float" office:value="0.0000304">
            <text:p>3.04E-005</text:p>
          </table:table-cell>
          <table:table-cell table:formula="of:=[.C2]" office:value-type="float" office:value="124624.5">
            <text:p>1.25E+005</text:p>
          </table:table-cell>
          <table:table-cell table:formula="of:=[.D2]" office:value-type="float" office:value="1663.75">
            <text:p>1.66E+003</text:p>
          </table:table-cell>
          <table:table-cell table:formula="of:=[.E2]" office:value-type="float" office:value="0.001672">
            <text:p>1.67E-003</text:p>
          </table:table-cell>
          <table:table-cell table:formula="of:=[.F2]*1.57" office:value-type="float" office:value="0.00262818">
            <text:p>2.63E-003</text:p>
          </table:table-cell>
          <table:table-cell table:formula="of:=[.C3]/([.F3]-[.E3])-[.D3]/([.F3]*[.F3])" office:value-type="float" office:value="-110531491.171977">
            <text:p>-110531491.2</text:p>
          </table:table-cell>
          <table:table-cell table:formula="of:=[.G3]/5000000" office:value-type="float" office:value="-22.1062982343955">
            <text:p>-22.11</text:p>
          </table:table-cell>
          <table:table-cell table:formula="of:=15-[.H3]" office:value-type="float" office:value="37.1062982343955">
            <text:p>37.11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float" office:value="55">
            <text:p>5.50E+001</text:p>
          </table:table-cell>
          <table:table-cell table:formula="of:=[.C3]" office:value-type="float" office:value="124624.5">
            <text:p>1.25E+005</text:p>
          </table:table-cell>
          <table:table-cell table:formula="of:=[.D3]" office:value-type="float" office:value="1663.75">
            <text:p>1.66E+003</text:p>
          </table:table-cell>
          <table:table-cell table:formula="of:=[.E3]" office:value-type="float" office:value="0.001672">
            <text:p>1.67E-003</text:p>
          </table:table-cell>
          <table:table-cell table:formula="of:=[.F2]*2.455" office:value-type="float" office:value="0.00410967">
            <text:p>4.11E-003</text:p>
          </table:table-cell>
          <table:table-cell table:formula="of:=[.C4]/([.F4]-[.E4])-[.D4]/([.F4]*[.F4])" office:value-type="float" office:value="-47384170.435429">
            <text:p>-47384170.4</text:p>
          </table:table-cell>
          <table:table-cell table:formula="of:=[.G4]/5000000" office:value-type="float" office:value="-9.4768340870858">
            <text:p>-9.48</text:p>
          </table:table-cell>
          <table:table-cell table:formula="of:=15-[.H4]" office:value-type="float" office:value="24.4768340870858">
            <text:p>24.48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 office:value-type="float" office:value="8.3">
            <text:p>8.30E+000</text:p>
          </table:table-cell>
          <table:table-cell table:formula="of:=[.C4]" office:value-type="float" office:value="124624.5">
            <text:p>1.25E+005</text:p>
          </table:table-cell>
          <table:table-cell table:formula="of:=[.D4]" office:value-type="float" office:value="1663.75">
            <text:p>1.66E+003</text:p>
          </table:table-cell>
          <table:table-cell table:formula="of:=[.E4]" office:value-type="float" office:value="0.001672">
            <text:p>1.67E-003</text:p>
          </table:table-cell>
          <table:table-cell table:formula="of:=[.F2]*4" office:value-type="float" office:value="0.006696">
            <text:p>6.70E-003</text:p>
          </table:table-cell>
          <table:table-cell table:formula="of:=[.C5]/([.F5]-[.E5])-[.D5]/([.F5]*[.F5])" office:value-type="float" office:value="-12301281.9966767">
            <text:p>-12301282.0</text:p>
          </table:table-cell>
          <table:table-cell table:formula="of:=[.G5]/5000000" office:value-type="float" office:value="-2.46025639933533">
            <text:p>-2.46</text:p>
          </table:table-cell>
          <table:table-cell table:formula="of:=15-[.H5]" office:value-type="float" office:value="17.4602563993353">
            <text:p>17.46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office:value-type="float" office:value="273">
            <text:p>2.73E+002</text:p>
          </table:table-cell>
          <table:table-cell table:formula="of:=[.C5]" office:value-type="float" office:value="124624.5">
            <text:p>1.25E+005</text:p>
          </table:table-cell>
          <table:table-cell table:formula="of:=[.D5]" office:value-type="float" office:value="1663.75">
            <text:p>1.66E+003</text:p>
          </table:table-cell>
          <table:table-cell table:formula="of:=[.E5]" office:value-type="float" office:value="0.001672">
            <text:p>1.67E-003</text:p>
          </table:table-cell>
          <table:table-cell table:formula="of:=[.F2]*10" office:value-type="float" office:value="0.01674">
            <text:p>1.67E-002</text:p>
          </table:table-cell>
          <table:table-cell table:formula="of:=[.C6]/([.F6]-[.E6])-[.D6]/([.F6]*[.F6])" office:value-type="float" office:value="2333667.44042582">
            <text:p>2333667.4</text:p>
          </table:table-cell>
          <table:table-cell table:formula="of:=[.G6]/5000000" office:value-type="float" office:value="0.466733488085164">
            <text:p>0.47</text:p>
          </table:table-cell>
          <table:table-cell table:formula="of:=15-[.H6]" office:value-type="float" office:value="14.5332665119148">
            <text:p>14.53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6]" office:value-type="float" office:value="124624.5">
            <text:p>1.25E+005</text:p>
          </table:table-cell>
          <table:table-cell table:formula="of:=[.D6]" office:value-type="float" office:value="1663.75">
            <text:p>1.66E+003</text:p>
          </table:table-cell>
          <table:table-cell table:formula="of:=[.E6]" office:value-type="float" office:value="0.001672">
            <text:p>1.67E-003</text:p>
          </table:table-cell>
          <table:table-cell table:formula="of:=[.F3]*10" office:value-type="float" office:value="0.0262818">
            <text:p>2.63E-002</text:p>
          </table:table-cell>
          <table:table-cell table:formula="of:=[.C7]/([.F7]-[.E7])-[.D7]/([.F7]*[.F7])" office:value-type="float" office:value="2655346.14581651">
            <text:p>2655346.1</text:p>
          </table:table-cell>
          <table:table-cell table:formula="of:=[.G7]/5000000" office:value-type="float" office:value="0.531069229163302">
            <text:p>0.53</text:p>
          </table:table-cell>
          <table:table-cell table:formula="of:=15-[.H7]" office:value-type="float" office:value="14.4689307708367">
            <text:p>14.47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7]" office:value-type="float" office:value="124624.5">
            <text:p>1.25E+005</text:p>
          </table:table-cell>
          <table:table-cell table:formula="of:=[.D7]" office:value-type="float" office:value="1663.75">
            <text:p>1.66E+003</text:p>
          </table:table-cell>
          <table:table-cell table:formula="of:=[.E7]" office:value-type="float" office:value="0.001672">
            <text:p>1.67E-003</text:p>
          </table:table-cell>
          <table:table-cell table:formula="of:=[.F4]*10" office:value-type="float" office:value="0.0410967">
            <text:p>4.11E-002</text:p>
          </table:table-cell>
          <table:table-cell table:formula="of:=[.C8]/([.F8]-[.E8])-[.D8]/([.F8]*[.F8])" office:value-type="float" office:value="2175990.63708967">
            <text:p>2175990.6</text:p>
          </table:table-cell>
          <table:table-cell table:formula="of:=[.G8]/5000000" office:value-type="float" office:value="0.435198127417933">
            <text:p>0.44</text:p>
          </table:table-cell>
          <table:table-cell table:formula="of:=15-[.H8]" office:value-type="float" office:value="14.5648018725821">
            <text:p>14.56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formula="of:=[.C8]" office:value-type="float" office:value="124624.5">
            <text:p>1.25E+005</text:p>
          </table:table-cell>
          <table:table-cell table:formula="of:=[.D8]" office:value-type="float" office:value="1663.75">
            <text:p>1.66E+003</text:p>
          </table:table-cell>
          <table:table-cell table:formula="of:=[.E8]" office:value-type="float" office:value="0.001672">
            <text:p>1.67E-003</text:p>
          </table:table-cell>
          <table:table-cell table:formula="of:=[.F5]*10" office:value-type="float" office:value="0.06696">
            <text:p>6.70E-002</text:p>
          </table:table-cell>
          <table:table-cell table:formula="of:=[.C9]/([.F9]-[.E9])-[.D9]/([.F9]*[.F9])" office:value-type="float" office:value="1537771.21997444">
            <text:p>1537771.2</text:p>
          </table:table-cell>
          <table:table-cell table:formula="of:=[.G9]/5000000" office:value-type="float" office:value="0.307554243994888">
            <text:p>0.31</text:p>
          </table:table-cell>
          <table:table-cell table:formula="of:=15-[.H9]" office:value-type="float" office:value="14.6924457560051">
            <text:p>14.69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9]" office:value-type="float" office:value="124624.5">
            <text:p>1.25E+005</text:p>
          </table:table-cell>
          <table:table-cell table:formula="of:=[.D9]" office:value-type="float" office:value="1663.75">
            <text:p>1.66E+003</text:p>
          </table:table-cell>
          <table:table-cell table:formula="of:=[.E9]" office:value-type="float" office:value="0.001672">
            <text:p>1.67E-003</text:p>
          </table:table-cell>
          <table:table-cell table:formula="of:=[.F6]*10" office:value-type="float" office:value="0.1674">
            <text:p>1.67E-001</text:p>
          </table:table-cell>
          <table:table-cell table:formula="of:=[.C10]/([.F10]-[.E10])-[.D10]/([.F10]*[.F10])" office:value-type="float" office:value="692610.781140212">
            <text:p>692610.8</text:p>
          </table:table-cell>
          <table:table-cell table:formula="of:=[.G10]/5000000" office:value-type="float" office:value="0.138522156228042">
            <text:p>0.14</text:p>
          </table:table-cell>
          <table:table-cell table:formula="of:=15-[.H10]" office:value-type="float" office:value="14.861477843772">
            <text:p>14.8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2">
          <table:table-cell table:number-columns-repeated="2"/>
          <table:table-cell table:formula="of:=[.C10]" office:value-type="float" office:value="124624.5">
            <text:p>1.25E+005</text:p>
          </table:table-cell>
          <table:table-cell table:formula="of:=[.D10]" office:value-type="float" office:value="1663.75">
            <text:p>1.66E+003</text:p>
          </table:table-cell>
          <table:table-cell table:formula="of:=[.E10]" office:value-type="float" office:value="0.001672">
            <text:p>1.67E-003</text:p>
          </table:table-cell>
          <table:table-cell table:formula="of:=[.F7]*10" office:value-type="float" office:value="0.262818">
            <text:p>2.63E-001</text:p>
          </table:table-cell>
          <table:table-cell table:formula="of:=[.C12]/([.F12]-[.E12])-[.D12]/([.F12]*[.F12])" office:value-type="float" office:value="453134.82356595">
            <text:p>453134.8</text:p>
          </table:table-cell>
          <table:table-cell table:formula="of:=[.G12]/10000000" office:value-type="float" office:value="0.045313482356595">
            <text:p>0.05</text:p>
          </table:table-cell>
          <table:table-cell table:number-columns-repeated="3"/>
          <table:table-cell table:formula="of:=258/175" office:value-type="float" office:value="1.47428571428571">
            <text:p>1.47</text:p>
          </table:table-cell>
        </table:table-row>
        <table:table-row table:style-name="ro2">
          <table:table-cell table:number-columns-repeated="2"/>
          <table:table-cell table:formula="of:=[.C12]" office:value-type="float" office:value="124624.5">
            <text:p>1.25E+005</text:p>
          </table:table-cell>
          <table:table-cell table:formula="of:=[.D12]" office:value-type="float" office:value="1663.75">
            <text:p>1.66E+003</text:p>
          </table:table-cell>
          <table:table-cell table:formula="of:=[.E12]" office:value-type="float" office:value="0.001672">
            <text:p>1.67E-003</text:p>
          </table:table-cell>
          <table:table-cell table:formula="of:=[.F8]*10" office:value-type="float" office:value="0.410967">
            <text:p>4.11E-001</text:p>
          </table:table-cell>
          <table:table-cell table:formula="of:=[.C13]/([.F13]-[.E13])-[.D13]/([.F13]*[.F13])" office:value-type="float" office:value="294634.901619744">
            <text:p>294634.9</text:p>
          </table:table-cell>
          <table:table-cell table:formula="of:=[.G13]/10000000" office:value-type="float" office:value="0.0294634901619744">
            <text:p>0.0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3]" office:value-type="float" office:value="124624.5">
            <text:p>1.25E+005</text:p>
          </table:table-cell>
          <table:table-cell table:formula="of:=[.D13]" office:value-type="float" office:value="1663.75">
            <text:p>1.66E+003</text:p>
          </table:table-cell>
          <table:table-cell table:formula="of:=[.E13]" office:value-type="float" office:value="0.001672">
            <text:p>1.67E-003</text:p>
          </table:table-cell>
          <table:table-cell table:formula="of:=[.F9]*10" office:value-type="float" office:value="0.6696">
            <text:p>6.70E-001</text:p>
          </table:table-cell>
          <table:table-cell table:formula="of:=[.C14]/([.F14]-[.E14])-[.D14]/([.F14]*[.F14])" office:value-type="float" office:value="182873.02217577">
            <text:p>182873.0</text:p>
          </table:table-cell>
          <table:table-cell table:formula="of:=[.G14]/10000000" office:value-type="float" office:value="0.018287302217577">
            <text:p>0.02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4]" office:value-type="float" office:value="124624.5">
            <text:p>1.25E+005</text:p>
          </table:table-cell>
          <table:table-cell table:formula="of:=[.D14]" office:value-type="float" office:value="1663.75">
            <text:p>1.66E+003</text:p>
          </table:table-cell>
          <table:table-cell table:formula="of:=[.E14]" office:value-type="float" office:value="0.001672">
            <text:p>1.67E-003</text:p>
          </table:table-cell>
          <table:table-cell table:formula="of:=[.F10]*10" office:value-type="float" office:value="1.674">
            <text:p>1.67E+000</text:p>
          </table:table-cell>
          <table:table-cell table:formula="of:=[.C15]/([.F15]-[.E15])-[.D15]/([.F15]*[.F15])" office:value-type="float" office:value="73927.8513234582">
            <text:p>73927.9</text:p>
          </table:table-cell>
          <table:table-cell table:formula="of:=[.G15]/10000000" office:value-type="float" office:value="0.00739278513234582">
            <text:p>0.0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5]" office:value-type="float" office:value="124624.5">
            <text:p>1.25E+005</text:p>
          </table:table-cell>
          <table:table-cell table:formula="of:=[.D15]" office:value-type="float" office:value="1663.75">
            <text:p>1.66E+003</text:p>
          </table:table-cell>
          <table:table-cell table:formula="of:=[.E15]" office:value-type="float" office:value="0.001672">
            <text:p>1.67E-003</text:p>
          </table:table-cell>
          <table:table-cell table:formula="of:=[.F12]*10" office:value-type="float" office:value="2.62818">
            <text:p>2.63E+000</text:p>
          </table:table-cell>
          <table:table-cell table:formula="of:=[.C16]/([.F16]-[.E16])-[.D16]/([.F16]*[.F16])" office:value-type="float" office:value="47207.8745209478">
            <text:p>47207.9</text:p>
          </table:table-cell>
          <table:table-cell table:formula="of:=[.G16]/10000000" office:value-type="float" office:value="0.00472078745209478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6]" office:value-type="float" office:value="124624.5">
            <text:p>1.25E+005</text:p>
          </table:table-cell>
          <table:table-cell table:formula="of:=[.D16]" office:value-type="float" office:value="1663.75">
            <text:p>1.66E+003</text:p>
          </table:table-cell>
          <table:table-cell table:formula="of:=[.E16]" office:value-type="float" office:value="0.001672">
            <text:p>1.67E-003</text:p>
          </table:table-cell>
          <table:table-cell table:formula="of:=[.F13]*10" office:value-type="float" office:value="4.10967">
            <text:p>4.11E+000</text:p>
          </table:table-cell>
          <table:table-cell table:formula="of:=[.C17]/([.F17]-[.E17])-[.D17]/([.F17]*[.F17])" office:value-type="float" office:value="30238.531481359">
            <text:p>30238.5</text:p>
          </table:table-cell>
          <table:table-cell table:formula="of:=[.G17]/10000000" office:value-type="float" office:value="0.0030238531481359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7]" office:value-type="float" office:value="124624.5">
            <text:p>1.25E+005</text:p>
          </table:table-cell>
          <table:table-cell table:formula="of:=[.D17]" office:value-type="float" office:value="1663.75">
            <text:p>1.66E+003</text:p>
          </table:table-cell>
          <table:table-cell table:formula="of:=[.E17]" office:value-type="float" office:value="0.001672">
            <text:p>1.67E-003</text:p>
          </table:table-cell>
          <table:table-cell table:formula="of:=[.F14]*10" office:value-type="float" office:value="6.696">
            <text:p>6.70E+000</text:p>
          </table:table-cell>
          <table:table-cell table:formula="of:=[.C18]/([.F18]-[.E18])-[.D18]/([.F18]*[.F18])" office:value-type="float" office:value="18579.3245875807">
            <text:p>18579.3</text:p>
          </table:table-cell>
          <table:table-cell table:formula="of:=[.G18]/10000000" office:value-type="float" office:value="0.00185793245875807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8]" office:value-type="float" office:value="124624.5">
            <text:p>1.25E+005</text:p>
          </table:table-cell>
          <table:table-cell table:formula="of:=[.D18]" office:value-type="float" office:value="1663.75">
            <text:p>1.66E+003</text:p>
          </table:table-cell>
          <table:table-cell table:formula="of:=[.E18]" office:value-type="float" office:value="0.001672">
            <text:p>1.67E-003</text:p>
          </table:table-cell>
          <table:table-cell table:formula="of:=[.F15]*10" office:value-type="float" office:value="16.74">
            <text:p>1.67E+001</text:p>
          </table:table-cell>
          <table:table-cell table:formula="of:=[.C19]/([.F19]-[.E19])-[.D19]/([.F19]*[.F19])" office:value-type="float" office:value="7439.51977955919">
            <text:p>7439.5</text:p>
          </table:table-cell>
          <table:table-cell table:formula="of:=[.G19]/10000000" office:value-type="float" office:value="0.000743951977955919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9]" office:value-type="float" office:value="124624.5">
            <text:p>1.25E+005</text:p>
          </table:table-cell>
          <table:table-cell table:formula="of:=[.D19]" office:value-type="float" office:value="1663.75">
            <text:p>1.66E+003</text:p>
          </table:table-cell>
          <table:table-cell table:formula="of:=[.E19]" office:value-type="float" office:value="0.001672">
            <text:p>1.67E-003</text:p>
          </table:table-cell>
          <table:table-cell table:formula="of:=[.F16]*10" office:value-type="float" office:value="26.2818">
            <text:p>2.63E+001</text:p>
          </table:table-cell>
          <table:table-cell table:formula="of:=[.C20]/([.F20]-[.E20])-[.D20]/([.F20]*[.F20])" office:value-type="float" office:value="4739.74859496553">
            <text:p>4739.7</text:p>
          </table:table-cell>
          <table:table-cell table:formula="of:=[.G20]/10000000" office:value-type="float" office:value="0.000473974859496553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0]" office:value-type="float" office:value="124624.5">
            <text:p>1.25E+005</text:p>
          </table:table-cell>
          <table:table-cell table:formula="of:=[.D20]" office:value-type="float" office:value="1663.75">
            <text:p>1.66E+003</text:p>
          </table:table-cell>
          <table:table-cell table:formula="of:=[.E20]" office:value-type="float" office:value="0.001672">
            <text:p>1.67E-003</text:p>
          </table:table-cell>
          <table:table-cell table:formula="of:=[.F17]*10" office:value-type="float" office:value="41.0967">
            <text:p>4.11E+001</text:p>
          </table:table-cell>
          <table:table-cell table:formula="of:=[.C21]/([.F21]-[.E21])-[.D21]/([.F21]*[.F21])" office:value-type="float" office:value="3031.60805392957">
            <text:p>3031.6</text:p>
          </table:table-cell>
          <table:table-cell table:formula="of:=[.G21]/10000000" office:value-type="float" office:value="0.000303160805392957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1]" office:value-type="float" office:value="124624.5">
            <text:p>1.25E+005</text:p>
          </table:table-cell>
          <table:table-cell table:formula="of:=[.D21]" office:value-type="float" office:value="1663.75">
            <text:p>1.66E+003</text:p>
          </table:table-cell>
          <table:table-cell table:formula="of:=[.E21]" office:value-type="float" office:value="0.001672">
            <text:p>1.67E-003</text:p>
          </table:table-cell>
          <table:table-cell table:formula="of:=[.F18]*10" office:value-type="float" office:value="66.96">
            <text:p>6.70E+001</text:p>
          </table:table-cell>
          <table:table-cell table:formula="of:=[.C22]/([.F22]-[.E22])-[.D22]/([.F22]*[.F22])" office:value-type="float" office:value="1860.85371929978">
            <text:p>1860.9</text:p>
          </table:table-cell>
          <table:table-cell table:formula="of:=[.G22]/10000000" office:value-type="float" office:value="0.000186085371929978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2]" office:value-type="float" office:value="124624.5">
            <text:p>1.25E+005</text:p>
          </table:table-cell>
          <table:table-cell table:formula="of:=[.D22]" office:value-type="float" office:value="1663.75">
            <text:p>1.66E+003</text:p>
          </table:table-cell>
          <table:table-cell table:formula="of:=[.E22]" office:value-type="float" office:value="0.001672">
            <text:p>1.67E-003</text:p>
          </table:table-cell>
          <table:table-cell table:formula="of:=[.F19]*10" office:value-type="float" office:value="167.4">
            <text:p>1.67E+002</text:p>
          </table:table-cell>
          <table:table-cell table:formula="of:=[.C23]/([.F23]-[.E23])-[.D23]/([.F23]*[.F23])" office:value-type="float" office:value="744.419390675482">
            <text:p>744.4</text:p>
          </table:table-cell>
          <table:table-cell table:formula="of:=[.G23]/10000000" office:value-type="float" office:value="0.0000744419390675481">
            <text:p>0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 table:number-rows-repeated="104855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04/19/2010</text:date>, <text:time>13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chultheiss </meta:initial-creator>
    <meta:creation-date>2009-11-16T15:36:40</meta:creation-date>
    <dc:date>2010-04-19T13:41:30</dc:date>
    <dc:creator>schultheiss </dc:creator>
    <meta:editing-duration>PT02H15M30S</meta:editing-duration>
    <meta:editing-cycles>5</meta:editing-cycles>
    <meta:generator>OpenOffice.org/3.1$Unix OpenOffice.org_project/310m19$Build-9420</meta:generator>
    <meta:document-statistic meta:table-count="3" meta:cell-count="158" meta:object-count="0"/>
  </office:meta>
</office:document-meta>
</file>